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9D9D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9D9D9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2F2F2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F2F2F2"/>
    </style:style>
    <style:style style:name="ce13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4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5" style:family="table-cell" style:parent-style-name="Default" style:data-style-name="N2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F2F2" style:repeat-content="false"/>
      <style:paragraph-properties fo:text-align="center"/>
    </style:style>
    <style:style style:name="ce23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27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F2F2F2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automatic" fo:background-color="#F2DCDB" style:repeat-content="false"/>
      <style:paragraph-properties fo:text-align="center"/>
    </style:style>
    <style:style style:name="co1" style:family="table-column">
      <style:table-column-properties fo:break-before="auto" style:column-width="2.354791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1083333333333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4.18041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2.460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33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print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20">
            <text:p>Sprint 2 - 29 oct au 11 nov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0" draw:style-name="a0" draw:name="Graphique 1" svg:x="0.02083in" svg:y="0.07291in" svg:width="7.39584in" svg:height="4.395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fait</text:p>
          </table:table-cell>
          <table:table-cell office:value-type="string" table:style-name="ce4">
            <text:p>Pointage planifié</text:p>
          </table:table-cell>
          <table:table-cell office:value-type="string" table:style-name="ce5">
            <text:p>Pointage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21"/>
          <table:table-cell table:style-name="ce22"/>
          <table:table-cell office:value-type="float" office:value="200" table:formula="of:=SUM([.D6:.D19])" table:style-name="ce23">
            <text:p>200</text:p>
          </table:table-cell>
          <table:table-cell office:value-type="float" office:value="200" table:formula="of:=[.F5]" table:style-name="ce24">
            <text:p>200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29T00:00:00" table:style-name="ce12">
            <text:p>29-oct-12</text:p>
          </table:table-cell>
          <table:table-cell office:value-type="float" office:value="15" table:style-name="ce21">
            <text:p>15</text:p>
          </table:table-cell>
          <table:table-cell office:value-type="float" office:value="15" table:style-name="ce25">
            <text:p>15</text:p>
          </table:table-cell>
          <table:table-cell office:value-type="float" office:value="185" table:formula="of:=[.F5]-[.D6]" table:style-name="ce26">
            <text:p>185</text:p>
          </table:table-cell>
          <table:table-cell office:value-type="float" office:value="185" table:formula="of:=IF([.E6]&lt;&gt;&quot;&quot;;[.G5]-[.E6];&quot;&quot;)" table:style-name="ce24">
            <text:p>18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30T00:00:00" table:style-name="ce12">
            <text:p>30-oct-12</text:p>
          </table:table-cell>
          <table:table-cell office:value-type="float" office:value="15" table:style-name="ce21">
            <text:p>15</text:p>
          </table:table-cell>
          <table:table-cell table:style-name="ce25"/>
          <table:table-cell office:value-type="float" office:value="170" table:formula="of:=[.F6]-[.D7]" table:style-name="ce26">
            <text:p>170</text:p>
          </table:table-cell>
          <table:table-cell office:value-type="string" office:string-value="" table:formula="of:=IF([.E7]&lt;&gt;&quot;&quot;;[.G6]-[.E7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31T00:00:00" table:style-name="ce12">
            <text:p>31-oct-12</text:p>
          </table:table-cell>
          <table:table-cell office:value-type="float" office:value="25" table:style-name="ce21">
            <text:p>25</text:p>
          </table:table-cell>
          <table:table-cell table:style-name="ce25"/>
          <table:table-cell office:value-type="float" office:value="145" table:formula="of:=[.F7]-[.D8]" table:style-name="ce26">
            <text:p>145</text:p>
          </table:table-cell>
          <table:table-cell office:value-type="string" office:string-value="" table:formula="of:=IF([.E8]&lt;&gt;&quot;&quot;;[.G7]-[.E8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1-01T00:00:00" table:style-name="ce12">
            <text:p>01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145" table:formula="of:=[.F8]-[.D9]" table:style-name="ce26">
            <text:p>145</text:p>
          </table:table-cell>
          <table:table-cell office:value-type="string" office:string-value="" table:formula="of:=IF([.E9]&lt;&gt;&quot;&quot;;[.G8]-[.E9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1-02T00:00:00" table:style-name="ce12">
            <text:p>02-nov-12</text:p>
          </table:table-cell>
          <table:table-cell office:value-type="float" office:value="65" table:style-name="ce21">
            <text:p>65</text:p>
          </table:table-cell>
          <table:table-cell table:style-name="ce25"/>
          <table:table-cell office:value-type="float" office:value="80" table:formula="of:=[.F9]-[.D10]" table:style-name="ce26">
            <text:p>80</text:p>
          </table:table-cell>
          <table:table-cell office:value-type="string" office:string-value="" table:formula="of:=IF([.E10]&lt;&gt;&quot;&quot;;[.G9]-[.E10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1-03T00:00:00" table:style-name="ce12">
            <text:p>03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80" table:formula="of:=[.F10]-[.D11]" table:style-name="ce26">
            <text:p>80</text:p>
          </table:table-cell>
          <table:table-cell office:value-type="string" office:string-value="" table:formula="of:=IF([.E11]&lt;&gt;&quot;&quot;;[.G10]-[.E11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1-04T00:00:00" table:style-name="ce12">
            <text:p>04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80" table:formula="of:=[.F11]-[.D12]" table:style-name="ce26">
            <text:p>80</text:p>
          </table:table-cell>
          <table:table-cell office:value-type="string" office:string-value="" table:formula="of:=IF([.E12]&lt;&gt;&quot;&quot;;[.G11]-[.E12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1-05T00:00:00" table:style-name="ce12">
            <text:p>05-nov-12</text:p>
          </table:table-cell>
          <table:table-cell office:value-type="float" office:value="5" table:style-name="ce21">
            <text:p>5</text:p>
          </table:table-cell>
          <table:table-cell table:style-name="ce25"/>
          <table:table-cell office:value-type="float" office:value="75" table:formula="of:=[.F12]-[.D13]" table:style-name="ce26">
            <text:p>75</text:p>
          </table:table-cell>
          <table:table-cell office:value-type="string" office:string-value="" table:formula="of:=IF([.E13]&lt;&gt;&quot;&quot;;[.G12]-[.E13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1-06T00:00:00" table:style-name="ce12">
            <text:p>06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75" table:formula="of:=[.F13]-[.D14]" table:style-name="ce26">
            <text:p>75</text:p>
          </table:table-cell>
          <table:table-cell office:value-type="string" office:string-value="" table:formula="of:=IF([.E14]&lt;&gt;&quot;&quot;;[.G13]-[.E14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1-07T00:00:00" table:style-name="ce12">
            <text:p>07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75" table:formula="of:=[.F14]-[.D15]" table:style-name="ce26">
            <text:p>75</text:p>
          </table:table-cell>
          <table:table-cell office:value-type="string" office:string-value="" table:formula="of:=IF([.E15]&lt;&gt;&quot;&quot;;[.G14]-[.E15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1-08T00:00:00" table:style-name="ce12">
            <text:p>08-nov-12</text:p>
          </table:table-cell>
          <table:table-cell office:value-type="float" office:value="40" table:style-name="ce21">
            <text:p>40</text:p>
          </table:table-cell>
          <table:table-cell table:style-name="ce25"/>
          <table:table-cell office:value-type="float" office:value="35" table:formula="of:=[.F15]-[.D16]" table:style-name="ce26">
            <text:p>35</text:p>
          </table:table-cell>
          <table:table-cell office:value-type="string" office:string-value="" table:formula="of:=IF([.E16]&lt;&gt;&quot;&quot;;[.G15]-[.E16];&quot;&quot;)" table:style-name="ce24"/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1-09T00:00:00" table:style-name="ce12">
            <text:p>09-nov-12</text:p>
          </table:table-cell>
          <table:table-cell office:value-type="float" office:value="20" table:style-name="ce21">
            <text:p>20</text:p>
          </table:table-cell>
          <table:table-cell table:style-name="ce25"/>
          <table:table-cell office:value-type="float" office:value="15" table:formula="of:=[.F16]-[.D17]" table:style-name="ce26">
            <text:p>15</text:p>
          </table:table-cell>
          <table:table-cell office:value-type="string" office:string-value="" table:formula="of:=IF([.E17]&lt;&gt;&quot;&quot;;[.G16]-[.E17];&quot;&quot;)" table:style-name="ce24"/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1-10T00:00:00" table:style-name="ce12">
            <text:p>10-nov-12</text:p>
          </table:table-cell>
          <table:table-cell office:value-type="float" office:value="0" table:style-name="ce21">
            <text:p>0</text:p>
          </table:table-cell>
          <table:table-cell table:style-name="ce25"/>
          <table:table-cell office:value-type="float" office:value="15" table:formula="of:=[.F17]-[.D18]" table:style-name="ce26">
            <text:p>15</text:p>
          </table:table-cell>
          <table:table-cell office:value-type="string" office:string-value="" table:formula="of:=IF([.E18]&lt;&gt;&quot;&quot;;[.G17]-[.E18];&quot;&quot;)" table:style-name="ce24"/>
          <table:table-cell table:number-columns-repeated="16377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date" office:date-value="2012-11-11T00:00:00" table:style-name="ce12">
            <text:p>11-nov-12</text:p>
          </table:table-cell>
          <table:table-cell office:value-type="float" office:value="15" table:style-name="ce27">
            <text:p>15</text:p>
          </table:table-cell>
          <table:table-cell table:style-name="ce28"/>
          <table:table-cell office:value-type="float" office:value="0" table:formula="of:=[.F18]-[.D19]" table:style-name="ce29">
            <text:p>0</text:p>
          </table:table-cell>
          <table:table-cell office:value-type="string" office:string-value="" table:formula="of:=IF([.E19]&lt;&gt;&quot;&quot;;[.G18]-[.E19];&quot;&quot;)" table:style-name="ce30"/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  <table:table table:name="Sprint_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8" table:number-rows-spanned="1" table:style-name="ce20">
            <text:p>Sprint 1 - 15 oct au 28 oct 2012</text:p>
          </table:table-cell>
          <table:covered-table-cell table:number-columns-repeated="7"/>
          <table:table-cell table:number-columns-repeated="16375"/>
        </table:table-row>
        <table:table-row table:style-name="ro3">
          <table:table-cell/>
          <table:table-cell table:style-name="ce1">
            <draw:frame draw:z-index="1" draw:id="id1" draw:style-name="a1" draw:name="Graphique 1" svg:x="0.02083in" svg:y="0.07291in" svg:width="7.39584in" svg:height="4.395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">
            <text:p>Jour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Heures planifiées</text:p>
          </table:table-cell>
          <table:table-cell office:value-type="string" table:style-name="ce5">
            <text:p>Heures faites</text:p>
          </table:table-cell>
          <table:table-cell office:value-type="string" table:style-name="ce4">
            <text:p>Heures à faire (planifié)</text:p>
          </table:table-cell>
          <table:table-cell office:value-type="string" table:style-name="ce5">
            <text:p>Heures à fair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6">
            <text:p>0</text:p>
          </table:table-cell>
          <table:table-cell table:style-name="ce7"/>
          <table:table-cell table:style-name="ce8"/>
          <table:table-cell table:style-name="ce9"/>
          <table:table-cell office:value-type="float" office:value="58" table:style-name="ce10">
            <text:p>58</text:p>
          </table:table-cell>
          <table:table-cell office:value-type="float" office:value="58" table:formula="of:=[.F5]" table:style-name="ce11">
            <text:p>5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" table:style-name="ce6">
            <text:p>1</text:p>
          </table:table-cell>
          <table:table-cell office:value-type="date" office:date-value="2012-10-15T00:00:00" table:style-name="ce12">
            <text:p>15-oct-12</text:p>
          </table:table-cell>
          <table:table-cell office:value-type="float" office:value="4.1428571428571432" table:formula="of:=([.F5]/14)*[.B6]" table:style-name="ce13">
            <text:p>4,14</text:p>
          </table:table-cell>
          <table:table-cell office:value-type="float" office:value="12.75" table:style-name="ce14">
            <text:p>12,75</text:p>
          </table:table-cell>
          <table:table-cell office:value-type="float" office:value="53.857142857142854" table:formula="of:=[.F5]-[.D6]" table:style-name="ce15">
            <text:p>53,86</text:p>
          </table:table-cell>
          <table:table-cell office:value-type="float" office:value="45.25" table:formula="of:=IF([.E6]&lt;&gt;&quot;&quot;;[.G5]-[.E6];&quot;&quot;)" table:style-name="ce11">
            <text:p>4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2" table:style-name="ce6">
            <text:p>2</text:p>
          </table:table-cell>
          <table:table-cell office:value-type="date" office:date-value="2012-10-16T00:00:00" table:style-name="ce12">
            <text:p>16-oct-12</text:p>
          </table:table-cell>
          <table:table-cell office:value-type="float" office:value="4.1428571428571432" table:formula="of:=[.D6]" table:style-name="ce13">
            <text:p>4,14</text:p>
          </table:table-cell>
          <table:table-cell office:value-type="float" office:value="2" table:style-name="ce14">
            <text:p>2,00</text:p>
          </table:table-cell>
          <table:table-cell office:value-type="float" office:value="49.714285714285708" table:formula="of:=[.F6]-[.D7]" table:style-name="ce15">
            <text:p>49,71</text:p>
          </table:table-cell>
          <table:table-cell office:value-type="float" office:value="43.25" table:formula="of:=IF([.E7]&lt;&gt;&quot;&quot;;[.G6]-[.E7];&quot;&quot;)" table:style-name="ce11">
            <text:p>43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" table:style-name="ce6">
            <text:p>3</text:p>
          </table:table-cell>
          <table:table-cell office:value-type="date" office:date-value="2012-10-17T00:00:00" table:style-name="ce12">
            <text:p>17-oct-12</text:p>
          </table:table-cell>
          <table:table-cell office:value-type="float" office:value="4.1428571428571432" table:formula="of:=[.D7]" table:style-name="ce13">
            <text:p>4,14</text:p>
          </table:table-cell>
          <table:table-cell office:value-type="float" office:value="2.75" table:style-name="ce14">
            <text:p>2,75</text:p>
          </table:table-cell>
          <table:table-cell office:value-type="float" office:value="45.571428571428562" table:formula="of:=[.F7]-[.D8]" table:style-name="ce15">
            <text:p>45,57</text:p>
          </table:table-cell>
          <table:table-cell office:value-type="float" office:value="40.5" table:formula="of:=IF([.E8]&lt;&gt;&quot;&quot;;[.G7]-[.E8];&quot;&quot;)" table:style-name="ce11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4" table:style-name="ce6">
            <text:p>4</text:p>
          </table:table-cell>
          <table:table-cell office:value-type="date" office:date-value="2012-10-18T00:00:00" table:style-name="ce12">
            <text:p>18-oct-12</text:p>
          </table:table-cell>
          <table:table-cell office:value-type="float" office:value="4.1428571428571432" table:formula="of:=[.D8]" table:style-name="ce13">
            <text:p>4,14</text:p>
          </table:table-cell>
          <table:table-cell office:value-type="float" office:value="0" table:style-name="ce14">
            <text:p>0,00</text:p>
          </table:table-cell>
          <table:table-cell office:value-type="float" office:value="41.428571428571416" table:formula="of:=[.F8]-[.D9]" table:style-name="ce15">
            <text:p>41,43</text:p>
          </table:table-cell>
          <table:table-cell office:value-type="float" office:value="40.5" table:formula="of:=IF([.E9]&lt;&gt;&quot;&quot;;[.G8]-[.E9];&quot;&quot;)" table:style-name="ce11">
            <text:p>40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6">
            <text:p>5</text:p>
          </table:table-cell>
          <table:table-cell office:value-type="date" office:date-value="2012-10-19T00:00:00" table:style-name="ce12">
            <text:p>19-oct-12</text:p>
          </table:table-cell>
          <table:table-cell office:value-type="float" office:value="4.1428571428571432" table:formula="of:=[.D9]" table:style-name="ce13">
            <text:p>4,14</text:p>
          </table:table-cell>
          <table:table-cell office:value-type="float" office:value="4.25" table:style-name="ce14">
            <text:p>4,25</text:p>
          </table:table-cell>
          <table:table-cell office:value-type="float" office:value="37.28571428571427" table:formula="of:=[.F9]-[.D10]" table:style-name="ce15">
            <text:p>37,29</text:p>
          </table:table-cell>
          <table:table-cell office:value-type="float" office:value="36.25" table:formula="of:=IF([.E10]&lt;&gt;&quot;&quot;;[.G9]-[.E10];&quot;&quot;)" table:style-name="ce11">
            <text:p>36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6" table:style-name="ce6">
            <text:p>6</text:p>
          </table:table-cell>
          <table:table-cell office:value-type="date" office:date-value="2012-10-20T00:00:00" table:style-name="ce12">
            <text:p>20-oct-12</text:p>
          </table:table-cell>
          <table:table-cell office:value-type="float" office:value="4.1428571428571432" table:formula="of:=[.D10]" table:style-name="ce13">
            <text:p>4,14</text:p>
          </table:table-cell>
          <table:table-cell office:value-type="float" office:value="1" table:style-name="ce14">
            <text:p>1,00</text:p>
          </table:table-cell>
          <table:table-cell office:value-type="float" office:value="33.142857142857125" table:formula="of:=[.F10]-[.D11]" table:style-name="ce15">
            <text:p>33,14</text:p>
          </table:table-cell>
          <table:table-cell office:value-type="float" office:value="35.25" table:formula="of:=IF([.E11]&lt;&gt;&quot;&quot;;[.G10]-[.E11];&quot;&quot;)" table:style-name="ce11">
            <text:p>35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7" table:style-name="ce6">
            <text:p>7</text:p>
          </table:table-cell>
          <table:table-cell office:value-type="date" office:date-value="2012-10-21T00:00:00" table:style-name="ce12">
            <text:p>21-oct-12</text:p>
          </table:table-cell>
          <table:table-cell office:value-type="float" office:value="4.1428571428571432" table:formula="of:=[.D11]" table:style-name="ce13">
            <text:p>4,14</text:p>
          </table:table-cell>
          <table:table-cell office:value-type="float" office:value="3" table:style-name="ce14">
            <text:p>3,00</text:p>
          </table:table-cell>
          <table:table-cell office:value-type="float" office:value="28.999999999999982" table:formula="of:=[.F11]-[.D12]" table:style-name="ce15">
            <text:p>29,00</text:p>
          </table:table-cell>
          <table:table-cell office:value-type="float" office:value="32.25" table:formula="of:=IF([.E12]&lt;&gt;&quot;&quot;;[.G11]-[.E12];&quot;&quot;)" table:style-name="ce11">
            <text:p>32,2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8" table:style-name="ce6">
            <text:p>8</text:p>
          </table:table-cell>
          <table:table-cell office:value-type="date" office:date-value="2012-10-22T00:00:00" table:style-name="ce12">
            <text:p>22-oct-12</text:p>
          </table:table-cell>
          <table:table-cell office:value-type="float" office:value="4.1428571428571432" table:formula="of:=[.D12]" table:style-name="ce13">
            <text:p>4,14</text:p>
          </table:table-cell>
          <table:table-cell office:value-type="float" office:value="10.75" table:style-name="ce14">
            <text:p>10,75</text:p>
          </table:table-cell>
          <table:table-cell office:value-type="float" office:value="24.85714285714284" table:formula="of:=[.F12]-[.D13]" table:style-name="ce15">
            <text:p>24,86</text:p>
          </table:table-cell>
          <table:table-cell office:value-type="float" office:value="21.5" table:formula="of:=IF([.E13]&lt;&gt;&quot;&quot;;[.G12]-[.E13];&quot;&quot;)" table:style-name="ce11">
            <text:p>21,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9" table:style-name="ce6">
            <text:p>9</text:p>
          </table:table-cell>
          <table:table-cell office:value-type="date" office:date-value="2012-10-23T00:00:00" table:style-name="ce12">
            <text:p>23-oct-12</text:p>
          </table:table-cell>
          <table:table-cell office:value-type="float" office:value="4.1428571428571432" table:formula="of:=[.D13]" table:style-name="ce13">
            <text:p>4,14</text:p>
          </table:table-cell>
          <table:table-cell office:value-type="float" office:value="3.5" table:style-name="ce14">
            <text:p>3,50</text:p>
          </table:table-cell>
          <table:table-cell office:value-type="float" office:value="20.714285714285698" table:formula="of:=[.F13]-[.D14]" table:style-name="ce15">
            <text:p>20,71</text:p>
          </table:table-cell>
          <table:table-cell office:value-type="float" office:value="18" table:formula="of:=IF([.E14]&lt;&gt;&quot;&quot;;[.G13]-[.E14];&quot;&quot;)" table:style-name="ce11">
            <text:p>1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0" table:style-name="ce6">
            <text:p>10</text:p>
          </table:table-cell>
          <table:table-cell office:value-type="date" office:date-value="2012-10-24T00:00:00" table:style-name="ce12">
            <text:p>24-oct-12</text:p>
          </table:table-cell>
          <table:table-cell office:value-type="float" office:value="4.1428571428571432" table:formula="of:=[.D14]" table:style-name="ce13">
            <text:p>4,14</text:p>
          </table:table-cell>
          <table:table-cell office:value-type="float" office:value="2" table:style-name="ce14">
            <text:p>2,00</text:p>
          </table:table-cell>
          <table:table-cell office:value-type="float" office:value="16.571428571428555" table:formula="of:=[.F14]-[.D15]" table:style-name="ce15">
            <text:p>16,57</text:p>
          </table:table-cell>
          <table:table-cell office:value-type="float" office:value="16" table:formula="of:=IF([.E15]&lt;&gt;&quot;&quot;;[.G14]-[.E15];&quot;&quot;)" table:style-name="ce11">
            <text:p>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1" table:style-name="ce6">
            <text:p>11</text:p>
          </table:table-cell>
          <table:table-cell office:value-type="date" office:date-value="2012-10-25T00:00:00" table:style-name="ce12">
            <text:p>25-oct-12</text:p>
          </table:table-cell>
          <table:table-cell office:value-type="float" office:value="4.1428571428571432" table:formula="of:=[.D15]" table:style-name="ce13">
            <text:p>4,14</text:p>
          </table:table-cell>
          <table:table-cell office:value-type="float" office:value="1.25" table:style-name="ce14">
            <text:p>1,25</text:p>
          </table:table-cell>
          <table:table-cell office:value-type="float" office:value="12.428571428571413" table:formula="of:=[.F15]-[.D16]" table:style-name="ce15">
            <text:p>12,43</text:p>
          </table:table-cell>
          <table:table-cell office:value-type="float" office:value="14.75" table:formula="of:=IF([.E16]&lt;&gt;&quot;&quot;;[.G15]-[.E16];&quot;&quot;)" table:style-name="ce11">
            <text:p>14,75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12" table:style-name="ce6">
            <text:p>12</text:p>
          </table:table-cell>
          <table:table-cell office:value-type="date" office:date-value="2012-10-26T00:00:00" table:style-name="ce12">
            <text:p>26-oct-12</text:p>
          </table:table-cell>
          <table:table-cell office:value-type="float" office:value="4.1428571428571432" table:formula="of:=[.D16]" table:style-name="ce13">
            <text:p>4,14</text:p>
          </table:table-cell>
          <table:table-cell office:value-type="float" office:value="2" table:style-name="ce14">
            <text:p>2,00</text:p>
          </table:table-cell>
          <table:table-cell office:value-type="float" office:value="8.2857142857142705" table:formula="of:=[.F16]-[.D17]" table:style-name="ce15">
            <text:p>8,29</text:p>
          </table:table-cell>
          <table:table-cell office:value-type="float" office:value="12.75" table:formula="of:=IF([.E17]&lt;&gt;&quot;&quot;;[.G16]-[.E17];&quot;&quot;)" table:style-name="ce11">
            <text:p>12,7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" table:style-name="ce6">
            <text:p>13</text:p>
          </table:table-cell>
          <table:table-cell office:value-type="date" office:date-value="2012-10-27T00:00:00" table:style-name="ce12">
            <text:p>27-oct-12</text:p>
          </table:table-cell>
          <table:table-cell office:value-type="float" office:value="4.1428571428571432" table:formula="of:=[.D17]" table:style-name="ce13">
            <text:p>4,14</text:p>
          </table:table-cell>
          <table:table-cell office:value-type="float" office:value="4.5" table:style-name="ce14">
            <text:p>4,50</text:p>
          </table:table-cell>
          <table:table-cell office:value-type="float" office:value="4.1428571428571273" table:formula="of:=[.F17]-[.D18]" table:style-name="ce15">
            <text:p>4,14</text:p>
          </table:table-cell>
          <table:table-cell office:value-type="float" office:value="8.25" table:formula="of:=IF([.E18]&lt;&gt;&quot;&quot;;[.G17]-[.E18];&quot;&quot;)" table:style-name="ce11">
            <text:p>8,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" table:style-name="ce6">
            <text:p>14</text:p>
          </table:table-cell>
          <table:table-cell office:value-type="date" office:date-value="2012-10-28T00:00:00" table:style-name="ce12">
            <text:p>28-oct-12</text:p>
          </table:table-cell>
          <table:table-cell office:value-type="float" office:value="4.1428571428571432" table:formula="of:=[.D18]" table:style-name="ce16">
            <text:p>4,14</text:p>
          </table:table-cell>
          <table:table-cell office:value-type="float" office:value="4.5" table:style-name="ce17">
            <text:p>4,50</text:p>
          </table:table-cell>
          <table:table-cell office:value-type="float" office:value="-1.5987211554602254E-14" table:formula="of:=[.F18]-[.D19]" table:style-name="ce18">
            <text:p>0,00</text:p>
          </table:table-cell>
          <table:table-cell office:value-type="float" office:value="3.75" table:formula="of:=IF([.E19]&lt;&gt;&quot;&quot;;[.G18]-[.E19];&quot;&quot;)" table:style-name="ce19">
            <text:p>3,75</text:p>
          </table:table-cell>
          <table:table-cell table:number-columns-repeated="16377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xandre</meta:initial-creator>
    <dc:creator>poupart.a@gmail.com</dc:creator>
    <meta:creation-date>2006-09-16T00:00:00Z</meta:creation-date>
    <dc:date>2012-10-30T03:49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2.$F$4" chart:values-cell-range-address="Sprint_2.$F$5:.$F$19" chart:class="chart:line" chart:attached-axis="primary-y" chart:style-name="G0S0">
            <chart:data-point chart:repeated="15"/>
          </chart:series>
          <chart:series chart:label-cell-address="Sprint_2.$G$4" chart:values-cell-range-address="Sprint_2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4f81bd" svg:stroke-opacity="100%" draw:stroke-linejoin="round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0" chart:origin="0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17375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solid" svg:stroke-width="0.01042in" svg:stroke-color="#4f81bd" svg:stroke-opacity="100%" draw:stroke-linejoin="round"/>
    </style:style>
  </office:automatic-styles>
  <office:body>
    <office:chart>
      <chart:chart chart:class="chart:line" svg:height="316.5004724409449pt" svg:width="532.50047244094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Jour</text:p>
            </chart:title>
          </chart:axis>
          <chart:series chart:label-cell-address="Sprint_1.$F$4" chart:values-cell-range-address="Sprint_1.$F$5:.$F$19" chart:class="chart:line" chart:attached-axis="primary-y" chart:style-name="G0S0">
            <chart:data-point chart:repeated="15"/>
          </chart:series>
          <chart:series chart:label-cell-address="Sprint_1.$G$4" chart:values-cell-range-address="Sprint_1.$G$5:.$G$19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